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Paragraphedeliste" style:list-style-name="LFO1" style:family="paragraph">
      <style:text-properties fo:language="en" fo:country="GB"/>
    </style:style>
    <style:style style:name="P3" style:parent-style-name="Paragraphedeliste" style:list-style-name="LFO1" style:family="paragraph">
      <style:text-properties fo:language="en" fo:country="GB"/>
    </style:style>
    <style:style style:name="P4" style:parent-style-name="Paragraphedeliste" style:list-style-name="LFO1" style:family="paragraph"/>
    <style:style style:name="P5" style:parent-style-name="Normal" style:family="paragraph">
      <style:text-properties fo:language="en" fo:country="GB"/>
    </style:style>
    <style:style style:name="T6" style:parent-style-name="Lienhypertexte" style:family="text">
      <style:text-properties fo:language="en" fo:country="GB"/>
    </style:style>
    <style:style style:name="P7" style:parent-style-name="Normal" style:family="paragraph">
      <style:text-properties fo:language="en" fo:country="GB"/>
    </style:style>
  </office:automatic-styles>
  <office:body>
    <office:text text:use-soft-page-breaks="true">
      <text:p text:style-name="P1">Project participants:</text:p>
      <text:list text:style-name="LFO1" text:continue-numbering="true">
        <text:list-item>
          <text:p text:style-name="P2">Léa Heiniger</text:p>
        </text:list-item>
        <text:list-item>
          <text:p text:style-name="P3">Joao Filipe Costa da Quinta</text:p>
        </text:list-item>
        <text:list-item>
          <text:p text:style-name="P4">Rose Defossez</text:p>
        </text:list-item>
      </text:list>
      <text:p text:style-name="Normal"/>
      <text:p text:style-name="P5">Canvas link (no password required):</text:p>
      <text:p text:style-name="Normal"><text:a xlink:href="https://canvas.govlabacademy.org/?canvas=poop-idoo" office:target-frame-name="_top" xlink:show="replace"><text:span text:style-name="T6">https://canvas.govlabacademy.org/?canvas=poop-idoo</text:span></text:a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4-26T09:04:00Z</meta:creation-date>
    <dc:date>2022-04-26T09:06:00Z</dc:date>
    <meta:template xlink:href="Normal" xlink:type="simple"/>
    <meta:editing-cycles>1</meta:editing-cycles>
    <meta:editing-duration>PT120S</meta:editing-duration>
    <meta:document-statistic meta:page-count="1" meta:paragraph-count="1" meta:word-count="34" meta:character-count="232" meta:row-count="1" meta:non-whitespace-character-count="199"/>
  </office:meta>
</office:document-meta>
</file>